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6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6bf" officeooo:paragraph-rsid="0016f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c0f2" officeooo:paragraph-rsid="0018c0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6851" officeooo:paragraph-rsid="001b68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e7a1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.2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bottom" fo:min-height="0.8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bottom" fo:min-height="0.9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<draw:frame text:anchor-type="paragraph" draw:z-index="0" draw:name="Text Frame 1" draw:style-name="gr1" draw:text-style-name="P2" svg:width="2.366cm" svg:height="1.246cm" svg:x="-2.087cm" svg:y="-2.103cm"><draw:text-box><text:p>topleft</text:p></draw:text-box></draw:frame><draw:frame text:anchor-type="paragraph" draw:z-index="1" draw:name="Text Frame 2" draw:style-name="gr2" draw:text-style-name="P2" svg:width="2.865cm" svg:height="0.981cm" svg:x="16.013cm" svg:y="-2.103cm"><draw:text-box><text:p text:style-name="P3">topright</text:p></draw:text-box></draw:fram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bcdefghijklmnopqrstu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vwxyz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table:number-rows-spanned="27" table:number-columns-spanned="2" office:value-type="string">
            <text:p text:style-name="P5">How to test &amp; what to look for</text:p>
            <text:p text:style-name="P5">1. rectangle mode</text:p>
            <text:p text:style-name="P5">- paint one cell exactly, check redacted PDF</text:p>
            <text:p text:style-name="P5">- paint top left, bottom right</text:p>
            <text:p text:style-name="P5">- use browser zoom, check rectangles</text:p>
            <text:p text:style-name="P5">- resize window, check rectangles</text:p>
            <text:p text:style-name="P5">- check console.log, make sure scaleFactor and renderDensityFactor are ≠1.0 (window size affects them)</text:p>
            <text:p text:style-name="P5">- paint over text spans, switch to text mode</text:p>
            <text:p text:style-name="P5"/>
            <text:p text:style-name="P5">2. text mode</text:p>
            <text:p text:style-name="P5">- check that rectangles touching texts redact them</text:p>
            <text:p text:style-name="P5">- select some text, check created rectangle – does it cover nicely</text:p>
            <text:p text:style-name="P5">- select multiple spans</text:p>
            <text:p text:style-name="P5">- double click on a span to select all of it</text:p>
            <text:p text:style-name="P5">- select a substring</text:p>
            <text:p text:style-name="P5">- start a selection, end it outside the modal (selection should be canceled)</text:p>
            <text:p text:style-name="P5"/>
            <text:p text:style-name="P6">3. rendered PDF</text:p>
            <text:p text:style-name="P6">- open in preview, ctrl-a to select all – are there invisible texts over the bitmaps?</text:p>
            <text:p text:style-name="P5"/>
            <text:p text:style-name="P5">- repeat everything for rotated text spans</text:p>
            <text:p text:style-name="P5">- repeat everything for rotated pages</text:p>
            <text:p text:style-name="P5">- repeat everything with browser zoom</text:p>
            <text:p text:style-name="P5">- do use the pan+zoom tools, repeat</text:p>
            <text:p text:style-name="P5"/>
            <text:p text:style-name="P5">notes</text:p>
            <text:p text:style-name="P5">- don't worry about the many empty spans in the top and bottom rows</text:p>
            <text:p text:style-name="P5">- a.t.m. non-90° rotated spans are poorly supported</text:p>
            <text:p text:style-name="P5">- <text:span text:style-name="T1">create PDF: export, then rotate:<text:line-break/>pdftk A=redaction-test-rotated.pdf cat A Aeast Asouth Awest output out.pdfs</text:span></text:p>
          </table:table-cell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draw:frame text:anchor-type="paragraph" draw:z-index="4" draw:name="Text Frame 5" draw:style-name="gr3" draw:text-style-name="P2" svg:width="6.725cm" svg:height="1.618cm" draw:transform="rotate (1.5707963267949) translate (-1.54163888888889cm 6.90033333333333cm)"><draw:text-box><text:p>rotated_abcdefghijklmnop</text:p></draw:text-box></draw:frame></text:p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draw:frame text:anchor-type="paragraph" draw:z-index="5" draw:name="Text Frame 6" draw:style-name="gr3" draw:text-style-name="P2" svg:width="6.725cm" svg:height="1.618cm" draw:transform="rotate (0.785398163397448) translate (-3.34126388888889cm 10.2164444444444cm)"><draw:text-box><text:p>rotated_45degrees_abcdefgh</text:p></draw:text-box></draw:frame></text:p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covered-table-cell table:style-name="Table1.A2"/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3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nopqrstuvxyz0123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ABCDEFGHIJKLMN</text:p>
          </table:table-cell>
        </table:table-row>
        <table:table-row table:style-name="Table1.36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Standard"><draw:frame text:anchor-type="paragraph" draw:z-index="2" draw:name="Text Frame 3" draw:style-name="gr4" draw:text-style-name="P8" svg:width="3.176cm" svg:height="0.858cm" svg:x="-1.99cm" svg:y="1.63cm"><draw:text-box><text:p text:style-name="P7"><text:span text:style-name="T2">bottomleft</text:span></text:p></draw:text-box></draw:frame><draw:frame text:anchor-type="paragraph" draw:z-index="3" draw:name="Text Frame 4" draw:style-name="gr5" draw:text-style-name="P10" svg:width="3.285cm" svg:height="0.981cm" svg:x="15.674cm" svg:y="1.543cm"><draw:text-box><text:p text:style-name="P9"><text:span text:style-name="T2">bottomright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4:05:16.682334561</meta:creation-date>
    <dc:date>2025-10-06T12:03:14.817152950</dc:date>
    <meta:editing-duration>P2DT1H17S</meta:editing-duration>
    <meta:editing-cycles>5</meta:editing-cycles>
    <meta:generator>LibreOffice/25.2.5.2$Linux_X86_64 LibreOffice_project/520$Build-2</meta:generator>
    <meta:print-date>2025-09-29T14:10:34.546798491</meta:print-date>
    <meta:printed-by>PDF files</meta:printed-by>
    <meta:document-statistic meta:table-count="1" meta:image-count="0" meta:object-count="0" meta:page-count="1" meta:paragraph-count="29" meta:word-count="199" meta:character-count="1169" meta:non-whitespace-character-count="997"/>
  </office:meta>
</office:document-meta>
</file>